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0pt" fo:font-style="italic" fo:font-weight="normal" officeooo:rsid="0019657d" officeooo:paragraph-rsid="0019657d" style:font-size-asian="8.75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9657d" officeooo:paragraph-rsid="0019657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PROJECTE “SUPERSOPA”</text:p>
      <text:p text:style-name="P2">Bernat Borràs Civil, Alexandre Ros i Roger, Oscar Ramos Núñez, Raúl Medina Martínez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0.06pt solid #000000" fo:border-left="none" fo:border-right="none" fo:padding="0.0201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tat Politècnica de Catalunya<text:tab/><text:tab/>Octubre 2022</text:p>
        <text:p text:style-name="MP1">Algorísm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0:50:50.034913990</meta:creation-date>
    <dc:date>2022-10-07T20:57:46.932541840</dc:date>
    <meta:editing-duration>PT6M57S</meta:editing-duration>
    <meta:editing-cycles>1</meta:editing-cycles>
    <meta:generator>LibreOffice/7.4.1.2$Linux_X86_64 LibreOffice_project/40$Build-2</meta:generator>
    <meta:document-statistic meta:table-count="0" meta:image-count="0" meta:object-count="0" meta:page-count="1" meta:paragraph-count="4" meta:word-count="22" meta:character-count="165" meta:non-whitespace-character-count="144"/>
  </office:meta>
</office:document-meta>
</file>